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33cm" svg:height="8.512cm" svg:x="0.03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  <style:font-face style:name="UmePlus P Gothic" svg:font-family="'UmePlus P Gothi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9-06-10T14:24:58.557761495</dc:date>
    <meta:editing-duration>PT3M38S</meta:editing-duration>
    <meta:editing-cycles>22</meta:editing-cycles>
    <meta:generator>LibreOffice/6.0.7.3$Linux_X86_64 LibreOffice_project/00m0$Build-3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4cm" svg:height="8.513cm" xlink:href="." xlink:type="simple" chart:class="chart:scatter" chart:style-name="ch1">
        <chart:plot-area chart:style-name="ch2" chart:data-source-has-labels="both" svg:x="0.302cm" svg:y="0.17cm" svg:width="14.53cm" svg:height="8.173cm">
          <chartooo:coordinate-region svg:x="0.844cm" svg:y="0.369cm" svg:width="13.894cm" svg:height="7.775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51558583130145">
                <text:p>-0.851558583130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51558583130144">
                <text:p>-0.851558583130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618033988749892">
                <text:p>0.6180339887498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37476262917145">
                <text:p>-0.374762629171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374762629171452">
                <text:p>-0.3747626291714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125581039058624">
                <text:p>0.1255810390586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5155858313014">
                <text:p>-0.85155858313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374762629171456">
                <text:p>-0.37476262917145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125581039058617">
                <text:p>0.1255810390586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618033988749897">
                <text:p>0.6180339887498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51558583130152">
                <text:p>-0.851558583130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51558583130149">
                <text:p>-0.8515585831301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374762629171456">
                <text:p>-0.3747626291714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25581039058617">
                <text:p>0.1255810390586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45793725484283">
                <text:p>1.4579372548428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125581039058628">
                <text:p>0.12558103905862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374762629171445">
                <text:p>-0.374762629171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851558583130152">
                <text:p>-0.8515585831301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0.851558583130149">
                <text:p>-0.8515585831301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0.374762629171457">
                <text:p>-0.3747626291714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125581039058617">
                <text:p>0.1255810390586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1.75261336008772">
                <text:p>1.752613360087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25581039058629">
                <text:p>0.1255810390586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374762629171458">
                <text:p>-0.3747626291714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51558583130151">
                <text:p>-0.85155858313015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27484797949737">
                <text:p>-1.2748479794973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85155858313015">
                <text:p>-0.851558583130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374762629171457">
                <text:p>-0.37476262917145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2558103905863">
                <text:p>0.125581039058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618033988749895">
                <text:p>0.6180339887498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